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200%" fo:text-align="start" style:justify-single-word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2" style:family="paragraph" style:parent-style-name="Standard" style:list-style-name="L1">
      <style:paragraph-properties fo:line-height="200%" fo:text-align="start" style:justify-single-word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3" style:family="paragraph" style:parent-style-name="Standard" style:list-style-name="L1">
      <style:paragraph-properties fo:line-height="200%" fo:text-align="start" style:justify-single-word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4" style:family="paragraph" style:parent-style-name="Standard" style:list-style-name="L1">
      <style:paragraph-properties fo:line-height="200%" fo:text-align="start" style:justify-single-word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5" style:family="paragraph" style:parent-style-name="Standard" style:list-style-name="L1">
      <style:paragraph-properties fo:line-height="200%" fo:text-align="start" style:justify-single-word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6" style:family="paragraph" style:parent-style-name="Standard" style:list-style-name="L1">
      <style:paragraph-properties fo:line-height="200%" fo:text-align="start" style:justify-single-word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7" style:family="paragraph" style:parent-style-name="Standard" style:list-style-name="L1">
      <style:paragraph-properties fo:line-height="200%" fo:text-align="start" style:justify-single-word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8" style:family="paragraph" style:parent-style-name="Standard" style:list-style-name="L1">
      <style:paragraph-properties fo:line-height="200%" fo:text-align="start" style:justify-single-word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9" style:family="paragraph" style:parent-style-name="Standard" style:list-style-name="L1">
      <style:paragraph-properties fo:line-height="200%" fo:text-align="start" style:justify-single-word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10" style:family="paragraph" style:parent-style-name="Standard" style:list-style-name="L1">
      <style:paragraph-properties fo:line-height="200%" fo:text-align="start" style:justify-single-word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11" style:family="paragraph" style:parent-style-name="Standard" style:list-style-name="L1">
      <style:paragraph-properties fo:line-height="200%" fo:text-align="start" style:justify-single-word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12" style:family="paragraph" style:parent-style-name="Standard" style:list-style-name="L1">
      <style:paragraph-properties fo:line-height="200%" fo:text-align="start" style:justify-single-word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13" style:family="paragraph" style:parent-style-name="Standard" style:list-style-name="L1">
      <style:paragraph-properties fo:line-height="200%" fo:text-align="start" style:justify-single-word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14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15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16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17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18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19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20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21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22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23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24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25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26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27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28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29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30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31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32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33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34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35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36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37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38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39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40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41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42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43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44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45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46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47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48" style:family="paragraph" style:parent-style-name="Standard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49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50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51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52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53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54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55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56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57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58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59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60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style:font-name-asian="Courier" style:font-size-asian="10.5pt" style:font-name-complex="Courier" style:font-size-complex="10.5pt"/>
    </style:style>
    <style:style style:name="P61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fo:font-style="italic" fo:font-weight="bold" style:font-name-asian="Courier" style:font-size-asian="10.5pt" style:font-style-asian="italic" style:font-weight-asian="bold" style:font-name-complex="Courier" style:font-size-complex="10.5pt" style:font-style-complex="italic" style:font-weight-complex="bold"/>
    </style:style>
    <style:style style:name="P62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fo:font-style="italic" fo:font-weight="bold" style:font-name-asian="Courier" style:font-size-asian="10.5pt" style:font-style-asian="italic" style:font-weight-asian="bold" style:font-name-complex="Courier" style:font-size-complex="10.5pt" style:font-style-complex="italic" style:font-weight-complex="bold"/>
    </style:style>
    <style:style style:name="P63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fo:font-style="italic" style:font-name-asian="Courier" style:font-size-asian="10.5pt" style:font-style-asian="italic" style:font-name-complex="Courier" style:font-size-complex="10.5pt" style:font-style-complex="italic"/>
    </style:style>
    <style:style style:name="P64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fo:font-style="italic" style:font-name-asian="Courier" style:font-size-asian="10.5pt" style:font-style-asian="italic" style:font-name-complex="Courier" style:font-size-complex="10.5pt" style:font-style-complex="italic"/>
    </style:style>
    <style:style style:name="P65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fo:font-style="italic" style:font-name-asian="Courier" style:font-size-asian="10.5pt" style:font-style-asian="italic" style:font-name-complex="Courier" style:font-size-complex="10.5pt" style:font-style-complex="italic"/>
    </style:style>
    <style:style style:name="P66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fo:font-style="italic" style:font-name-asian="Courier" style:font-size-asian="10.5pt" style:font-style-asian="italic" style:font-name-complex="Courier" style:font-size-complex="10.5pt" style:font-style-complex="italic"/>
    </style:style>
    <style:style style:name="P67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fo:font-style="italic" style:font-name-asian="Courier" style:font-size-asian="10.5pt" style:font-style-asian="italic" style:font-name-complex="Courier" style:font-size-complex="10.5pt" style:font-style-complex="italic"/>
    </style:style>
    <style:style style:name="P68" style:family="paragraph" style:parent-style-name="Standard" style:list-style-name="L1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font-name="Trebuchet MS" fo:font-size="10.5pt" fo:font-style="italic" style:font-name-asian="Courier" style:font-size-asian="10.5pt" style:font-style-asian="italic" style:font-name-complex="Courier" style:font-size-complex="10.5pt" style:font-style-complex="italic"/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Introduction</text:p>
          <text:list>
            <text:list-item>
              <text:p text:style-name="P1">Purpose</text:p>
              <text:p text:style-name="P1">To provide a centralised point for tutors to store references to course related material. These references can then shared amongst the faculty and students.</text:p>
            </text:list-item>
            <text:list-item>
              <text:p text:style-name="P1">Scope</text:p>
              <text:p text:style-name="P1">The systems primarily role is to maintain a record of Resources, that are represented by URLs. Excluding the meta-data contained within the system about each resource, each resource is not the responsibility of the system. As a result this system provides no functionality to modify the actual resource.</text:p>
            </text:list-item>
            <text:list-item>
              <text:p text:style-name="P1">Definitions And Abbreviations</text:p>
              <text:list>
                <text:list-item>
                  <text:p text:style-name="P1">Resource: An object that contains a reference to a URL .</text:p>
                </text:list-item>
                <text:list-item>
                  <text:p text:style-name="P1">Tag/ Tagging: A form of Categorisation. A keyword or word used to describe a resource.</text:p>
                </text:list-item>
                <text:list-item>
                  <text:p text:style-name="P1">Parent Resource: The original resource from which another resource was derived. </text:p>
                </text:list-item>
                <text:list-item>
                  <text:p text:style-name="P1">MyCourse: The customised implementation of Moodle running within Southampton Solent University</text:p>
                </text:list-item>
              </text:list>
            </text:list-item>
            <text:list-item>
              <text:p text:style-name="P1">References</text:p>
              <text:list>
                <text:list-item>
                  <text:p text:style-name="P1"/>
                </text:list-item>
              </text:list>
            </text:list-item>
            <text:list-item>
              <text:p text:style-name="P1">Product Overview</text:p>
            </text:list-item>
          </text:list>
        </text:list-item>
        <text:list-item>
          <text:p text:style-name="P14">Overall Description</text:p>
          <text:list>
            <text:list-item>
              <text:p text:style-name="P14">Product perspective</text:p>
            </text:list-item>
            <text:list-item>
              <text:p text:style-name="P14">Product functions</text:p>
              <text:list>
                <text:list-item>
                  <text:p text:style-name="P63">Add Resource</text:p>
                  <text:p text:style-name="P14">A Tutor can create a new resource. </text:p>
                </text:list-item>
                <text:list-item>
                  <text:p text:style-name="P63">Remove Resource</text:p>
                  <text:p text:style-name="P14">The Owner of a resource, can choose to remove it.</text:p>
                </text:list-item>
                <text:list-item>
                  <text:p text:style-name="P63">Edit Resource</text:p>
                  <text:p text:style-name="P14">The Owner of a resource, and tutors who have been granted the permission by the <text:soft-page-break/>resource owner can edit the metadata for a resource.</text:p>
                </text:list-item>
                <text:list-item>
                  <text:p text:style-name="P63">Edit Resource Permissions</text:p>
                  <text:p text:style-name="P14">The Owner of a resource can give other tutors permission to edit a resource</text:p>
                </text:list-item>
                <text:list-item>
                  <text:p text:style-name="P63">Resource Search</text:p>
                  <text:p text:style-name="P14">All users can search the system to find a resource</text:p>
                </text:list-item>
                <text:list-item>
                  <text:p text:style-name="P63">Add Tag</text:p>
                  <text:p text:style-name="P14">Add a keyword to the system</text:p>
                </text:list-item>
                <text:list-item>
                  <text:p text:style-name="P61">Add Tag to a Resource</text:p>
                  <text:p text:style-name="P14">Associate a Resource with a keyword.</text:p>
                </text:list-item>
                <text:list-item>
                  <text:p text:style-name="P61">Branching an Existing Resource</text:p>
                  <text:p text:style-name="P14">If a tutor wishes to modify a Resource within the system. A Tutor can branch an existing resource. This creates a new resource, which maintains it's relationship to it's parent</text:p>
                </text:list-item>
              </text:list>
            </text:list-item>
            <text:list-item>
              <text:p text:style-name="P14">User characteristics</text:p>
              <text:list>
                <text:list-item>
                  <text:p text:style-name="P14">User Classes</text:p>
                  <text:list>
                    <text:list-item>
                      <text:p text:style-name="P14">There are 2 Major User classes with the application.</text:p>
                      <text:list>
                        <text:list-item>
                          <text:p text:style-name="P14">Resource Owner – This is the creator of the resource. Each resource can have a single owner. Only this user has the authority to delete</text:p>
                        </text:list-item>
                        <text:list-item>
                          <text:p text:style-name="P14">Tutor – A user who has the ability to modify a unit on mycourse</text:p>
                        </text:list-item>
                        <text:list-item>
                          <text:p text:style-name="P14">generic Moodle user/Student - T </text:p>
                        </text:list-item>
                      </text:list>
                    </text:list-item>
                  </text:list>
                </text:list-item>
                <text:list-item>
                  <text:p text:style-name="P14">The majority of the users will have read only access to the resources.</text:p>
                </text:list-item>
                <text:list-item>
                  <text:p text:style-name="P14">All users will be a member of the Mycourse VLE</text:p>
                </text:list-item>
                <text:list-item>
                  <text:p text:style-name="P14">Users with mutable access are all tutors</text:p>
                </text:list-item>
              </text:list>
            </text:list-item>
            <text:list-item>
              <text:p text:style-name="P14">Constraints</text:p>
              <text:list>
                <text:list-item>
                  <text:p text:style-name="P14">generic u</text:p>
                </text:list-item>
              </text:list>
            </text:list-item>
            <text:list-item>
              <text:p text:style-name="P14">Assumptions and dependencies</text:p>
              <text:list>
                <text:list-item>
                  <text:p text:style-name="P14">Dependencies</text:p>
                  <text:list>
                    <text:list-item>
                      <text:p text:style-name="P14">PHP 5+</text:p>
                    </text:list-item>
                    <text:list-item>
                      <text:p text:style-name="P14"><text:soft-page-break/>Moodle 1.8.8</text:p>
                    </text:list-item>
                  </text:list>
                </text:list-item>
              </text:list>
            </text:list-item>
            <text:list-item>
              <text:p text:style-name="P14">Apportioning of requirements</text:p>
              <text:list>
                <text:list-item>
                  <text:p text:style-name="P14">n/a</text:p>
                </text:list-item>
              </text:list>
            </text:list-item>
          </text:list>
        </text:list-item>
        <text:list-item>
          <text:p text:style-name="P14">Specific Requirements</text:p>
          <text:list>
            <text:list-item>
              <text:p text:style-name="P14">External Interface Requirements</text:p>
              <text:list>
                <text:list-item>
                  <text:p text:style-name="P14">User Interfaces</text:p>
                  <text:list>
                    <text:list-item>
                      <text:p text:style-name="P14">Web Interface – This is the primary interface that a user will use to interact with the system and the data stored within it.</text:p>
                    </text:list-item>
                    <text:list-item>
                      <text:p text:style-name="P14">Moodle Resource Type</text:p>
                    </text:list-item>
                  </text:list>
                </text:list-item>
                <text:list-item>
                  <text:p text:style-name="P14">Hardware Interfaces</text:p>
                </text:list-item>
              </text:list>
            </text:list-item>
          </text:list>
        </text:list-item>
      </text:list>
      <text:p text:style-name="P48"><text:tab/><text:tab/><text:tab/>N/A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14">Software Interfaces</text:p>
                  <text:list>
                    <text:list-item>
                      <text:p text:style-name="P14">Mycourse/Moodle</text:p>
                    </text:list-item>
                    <text:list-item>
                      <text:p text:style-name="P14"/>
                    </text:list-item>
                  </text:list>
                </text:list-item>
                <text:list-item>
                  <text:p text:style-name="P14">Communications Protocols</text:p>
                </text:list-item>
              </text:list>
            </text:list-item>
            <text:list-item>
              <text:p text:style-name="P14">Functions</text:p>
            </text:list-item>
            <text:list-item>
              <text:p text:style-name="P14">Performance Requirements</text:p>
            </text:list-item>
            <text:list-item>
              <text:p text:style-name="P14">Logical database requirements</text:p>
            </text:list-item>
            <text:list-item>
              <text:p text:style-name="P14">Design constraints</text:p>
            </text:list-item>
            <text:list-item>
              <text:p text:style-name="P14">Software system attributes</text:p>
            </text:list-item>
          </text:list>
        </text:list-item>
        <text:list-item>
          <text:p text:style-name="P14">Additional Material</text:p>
          <text:list>
            <text:list-item>
              <text:p text:style-name="P14">Domain Model</text:p>
            </text:list-item>
            <text:list-item>
              <text:p text:style-name="P14">System Permissions Tabl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">Document: Software Requirements Specification</text:p>
        <text:p text:style-name="Header">Version: 1.0</text:p>
        <text:p text:style-name="Header">Author: Jonathan Dalrymp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nathan Dalrymple</meta:initial-creator>
    <meta:creation-date>2009-03-27T18:03:50</meta:creation-date>
    <dc:creator>Learning and Information Service Southampton Solent University</dc:creator>
    <dc:date>2009-04-24T10:51:52</dc:date>
    <dc:language>en-GB</dc:language>
    <meta:editing-cycles>8</meta:editing-cycles>
    <meta:editing-duration>PT3H47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9" meta:word-count="435" meta:character-count="2745"/>
  </office:meta>
</office:document-meta>
</file>